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81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8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d" table:style-name="ta1">
        <table:table-column table:style-name="co1" table:default-cell-style-name="Default"/>
        <table:table-column table:style-name="co1" table:number-columns-repeated="16" table:default-cell-style-name="ce1"/>
        <table:table-row table:style-name="ro1">
          <table:table-cell table:number-columns-repeated="17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Add_10_1_2_9</text:p>
          </table:table-cell>
          <table:covered-table-cell/>
          <table:table-cell table:style-name="ce6" office:value-type="string" calcext:value-type="string" table:number-columns-spanned="2" table:number-rows-spanned="1">
            <text:p>Aqft_6_2_2_5</text:p>
          </table:table-cell>
          <table:covered-table-cell/>
          <table:table-cell table:style-name="ce6" office:value-type="string" calcext:value-type="string" table:number-columns-spanned="2" table:number-rows-spanned="1">
            <text:p>ghz_24_1_2_12</text:p>
          </table:table-cell>
          <table:covered-table-cell/>
          <table:table-cell table:style-name="ce6" office:value-type="string" calcext:value-type="string" table:number-columns-spanned="2" table:number-rows-spanned="1">
            <text:p>Hwe_10_1_2_5</text:p>
          </table:table-cell>
          <table:covered-table-cell/>
          <table:table-cell table:style-name="ce6" office:value-type="string" calcext:value-type="string" table:number-columns-spanned="2" table:number-rows-spanned="1">
            <text:p>Sup_12_1_2_10</text:p>
          </table:table-cell>
          <table:covered-table-cell/>
          <table:table-cell office:value-type="string" calcext:value-type="string" table:number-columns-spanned="2" table:number-rows-spanned="1">
            <text:p>Sup_20_1_2_10</text:p>
          </table:table-cell>
          <table:covered-table-cell/>
          <table:table-cell office:value-type="string" calcext:value-type="string" table:number-columns-spanned="2" table:number-rows-spanned="1">
            <text:p>Sup_25_1_2_13</text:p>
          </table:table-cell>
          <table:covered-table-cell/>
          <table:table-cell table:style-name="ce6" office:value-type="string" calcext:value-type="string" table:number-columns-spanned="2" table:number-rows-spanned="1">
            <text:p>Syc_12_2_2_10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orig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orig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orig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orig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orig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orig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orig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orig</text:p>
          </table:table-cell>
          <table:table-cell office:value-type="string" calcext:value-type="string">
            <text:p>cut</text:p>
          </table:table-cell>
        </table:table-row>
        <table:table-row table:style-name="ro1">
          <table:table-cell office:value-type="string" calcext:value-type="string" table:number-columns-spanned="1" table:number-rows-spanned="3">
            <text:p>Fid</text:p>
          </table:table-cell>
          <table:table-cell office:value-type="float" office:value="0.89" calcext:value-type="float">
            <text:p>0.89</text:p>
          </table:table-cell>
          <table:table-cell office:value-type="float" office:value="1" calcext:value-type="float">
            <text:p>1</text:p>
          </table:table-cell>
          <table:table-cell office:value-type="float" office:value="0.962479293352799" calcext:value-type="float">
            <text:p>0.962479293352799</text:p>
          </table:table-cell>
          <table:table-cell office:value-type="float" office:value="0.956615142071161" calcext:value-type="float">
            <text:p>0.956615142071161</text:p>
          </table:table-cell>
          <table:table-cell office:value-type="float" office:value="0.73670333004865" calcext:value-type="float">
            <text:p>0.73670333004865</text:p>
          </table:table-cell>
          <table:table-cell office:value-type="float" office:value="0.999750677684835" calcext:value-type="float">
            <text:p>0.999750677684835</text:p>
          </table:table-cell>
          <table:table-cell office:value-type="float" office:value="0.879573745654643" calcext:value-type="float">
            <text:p>0.879573745654643</text:p>
          </table:table-cell>
          <table:table-cell office:value-type="float" office:value="0.98223651135901" calcext:value-type="float">
            <text:p>0.98223651135901</text:p>
          </table:table-cell>
          <table:table-cell office:value-type="float" office:value="0.116712917245454" calcext:value-type="float">
            <text:p>0.116712917245454</text:p>
          </table:table-cell>
          <table:table-cell office:value-type="float" office:value="0.766182062906913" calcext:value-type="float">
            <text:p>0.766182062906913</text:p>
          </table:table-cell>
          <table:table-cell table:style-name="ce3" office:value-type="float" office:value="0.0000039999999999969" calcext:value-type="float">
            <text:p>4.00E-06</text:p>
          </table:table-cell>
          <table:table-cell office:value-type="float" office:value="0.0020051560243733" calcext:value-type="float">
            <text:p>0.0020051560243733</text:p>
          </table:table-cell>
          <table:table-cell table:style-name="ce3" office:value-type="float" office:value="1.97215226305253E-031" calcext:value-type="float">
            <text:p>1.97E-31</text:p>
          </table:table-cell>
          <table:table-cell office:value-type="float" office:value="1" calcext:value-type="float">
            <text:p>1</text:p>
          </table:table-cell>
          <table:table-cell office:value-type="float" office:value="0.120962088876959" calcext:value-type="float">
            <text:p>0.120962088876959</text:p>
          </table:table-cell>
          <table:table-cell office:value-type="float" office:value="0.9616233484912" calcext:value-type="float">
            <text:p>0.9616233484912</text:p>
          </table:table-cell>
        </table:table-row>
        <table:table-row table:style-name="ro1">
          <table:covered-table-cell/>
          <table:table-cell office:value-type="float" office:value="0.877" calcext:value-type="float">
            <text:p>0.877</text:p>
          </table:table-cell>
          <table:table-cell office:value-type="float" office:value="0.990561981372244" calcext:value-type="float">
            <text:p>0.990561981372244</text:p>
          </table:table-cell>
          <table:table-cell office:value-type="float" office:value="0.963075626933808" calcext:value-type="float">
            <text:p>0.963075626933808</text:p>
          </table:table-cell>
          <table:table-cell office:value-type="float" office:value="0.941083349682589" calcext:value-type="float">
            <text:p>0.941083349682589</text:p>
          </table:table-cell>
          <table:table-cell office:value-type="float" office:value="0.725981976571847" calcext:value-type="float">
            <text:p>0.725981976571847</text:p>
          </table:table-cell>
          <table:table-cell office:value-type="float" office:value="0.999633598066922" calcext:value-type="float">
            <text:p>0.999633598066922</text:p>
          </table:table-cell>
          <table:table-cell office:value-type="float" office:value="0.854127550086179" calcext:value-type="float">
            <text:p>0.854127550086179</text:p>
          </table:table-cell>
          <table:table-cell office:value-type="float" office:value="0.982775389662703" calcext:value-type="float">
            <text:p>0.982775389662703</text:p>
          </table:table-cell>
          <table:table-cell office:value-type="float" office:value="0.157991413644897" calcext:value-type="float">
            <text:p>0.157991413644897</text:p>
          </table:table-cell>
          <table:table-cell office:value-type="float" office:value="0.791624232791164" calcext:value-type="float">
            <text:p>0.791624232791164</text:p>
          </table:table-cell>
          <table:table-cell table:style-name="ce3" office:value-type="float" office:value="0.0000249999999999945" calcext:value-type="float">
            <text:p>2.50E-05</text:p>
          </table:table-cell>
          <table:table-cell office:value-type="float" office:value="0.00202457276668767" calcext:value-type="float">
            <text:p>0.00202457276668767</text:p>
          </table:table-cell>
          <table:table-cell table:style-name="ce3" office:value-type="float" office:value="1.97215226305253E-031" calcext:value-type="float">
            <text:p>1.97E-31</text:p>
          </table:table-cell>
          <table:table-cell office:value-type="float" office:value="1" calcext:value-type="float">
            <text:p>1</text:p>
          </table:table-cell>
          <table:table-cell office:value-type="float" office:value="0.121463904004924" calcext:value-type="float">
            <text:p>0.121463904004924</text:p>
          </table:table-cell>
          <table:table-cell office:value-type="float" office:value="0.957818662084928" calcext:value-type="float">
            <text:p>0.957818662084928</text:p>
          </table:table-cell>
        </table:table-row>
        <table:table-row table:style-name="ro1">
          <table:covered-table-cell/>
          <table:table-cell office:value-type="float" office:value="0.868" calcext:value-type="float">
            <text:p>0.868</text:p>
          </table:table-cell>
          <table:table-cell office:value-type="float" office:value="0.982486515381194" calcext:value-type="float">
            <text:p>0.982486515381194</text:p>
          </table:table-cell>
          <table:table-cell office:value-type="float" office:value="0.97384208642791" calcext:value-type="float">
            <text:p>0.97384208642791</text:p>
          </table:table-cell>
          <table:table-cell office:value-type="float" office:value="0.958258585727484" calcext:value-type="float">
            <text:p>0.958258585727484</text:p>
          </table:table-cell>
          <table:table-cell office:value-type="float" office:value="0.730999418296398" calcext:value-type="float">
            <text:p>0.730999418296398</text:p>
          </table:table-cell>
          <table:table-cell office:value-type="float" office:value="0.999976176001109" calcext:value-type="float">
            <text:p>0.999976176001109</text:p>
          </table:table-cell>
          <table:table-cell office:value-type="float" office:value="0.855663121253963" calcext:value-type="float">
            <text:p>0.855663121253963</text:p>
          </table:table-cell>
          <table:table-cell office:value-type="float" office:value="0.977283108658204" calcext:value-type="float">
            <text:p>0.977283108658204</text:p>
          </table:table-cell>
          <table:table-cell office:value-type="float" office:value="0.103060954338309" calcext:value-type="float">
            <text:p>0.103060954338309</text:p>
          </table:table-cell>
          <table:table-cell office:value-type="float" office:value="0.785364041550399" calcext:value-type="float">
            <text:p>0.785364041550399</text:p>
          </table:table-cell>
          <table:table-cell table:style-name="ce3" office:value-type="float" office:value="0.00000899999999999602" calcext:value-type="float">
            <text:p>9.00E-06</text:p>
          </table:table-cell>
          <table:table-cell office:value-type="float" office:value="0.00217390024638044" calcext:value-type="float">
            <text:p>0.00217390024638044</text:p>
          </table:table-cell>
          <table:table-cell table:style-name="ce3" office:value-type="float" office:value="1.97215226305253E-031" calcext:value-type="float">
            <text:p>1.97E-31</text:p>
          </table:table-cell>
          <table:table-cell office:value-type="float" office:value="1" calcext:value-type="float">
            <text:p>1</text:p>
          </table:table-cell>
          <table:table-cell office:value-type="float" office:value="0.29917470196241" calcext:value-type="float">
            <text:p>0.29917470196241</text:p>
          </table:table-cell>
          <table:table-cell office:value-type="float" office:value="0.969424747437551" calcext:value-type="float">
            <text:p>0.969424747437551</text:p>
          </table:table-cell>
        </table:table-row>
        <table:table-row table:style-name="ro1">
          <table:table-cell office:value-type="string" calcext:value-type="string">
            <text:p>Avg fid</text:p>
          </table:table-cell>
          <table:table-cell table:style-name="ce2" table:formula="of:=AVERAGE([.B4:.B6])" office:value-type="float" office:value="0.878333333333333" calcext:value-type="float">
            <text:p>0.878333333333333</text:p>
          </table:table-cell>
          <table:table-cell table:style-name="ce2" table:formula="of:=AVERAGE([.C4:.C6])" office:value-type="float" office:value="0.991016165584479" calcext:value-type="float">
            <text:p>0.991016165584479</text:p>
          </table:table-cell>
          <table:table-cell table:style-name="ce2" table:formula="of:=AVERAGE([.D4:.D6])" office:value-type="float" office:value="0.966465668904839" calcext:value-type="float">
            <text:p>0.966465668904839</text:p>
          </table:table-cell>
          <table:table-cell table:style-name="ce2" table:formula="of:=AVERAGE([.E4:.E6])" office:value-type="float" office:value="0.951985692493745" calcext:value-type="float">
            <text:p>0.951985692493745</text:p>
          </table:table-cell>
          <table:table-cell table:style-name="ce2" table:formula="of:=AVERAGE([.F4:.F6])" office:value-type="float" office:value="0.731228241638965" calcext:value-type="float">
            <text:p>0.731228241638965</text:p>
          </table:table-cell>
          <table:table-cell table:style-name="ce2" table:formula="of:=AVERAGE([.G4:.G6])" office:value-type="float" office:value="0.999786817250955" calcext:value-type="float">
            <text:p>0.999786817250955</text:p>
          </table:table-cell>
          <table:table-cell table:style-name="ce2" table:formula="of:=AVERAGE([.H4:.H6])" office:value-type="float" office:value="0.863121472331595" calcext:value-type="float">
            <text:p>0.863121472331595</text:p>
          </table:table-cell>
          <table:table-cell table:style-name="ce2" table:formula="of:=AVERAGE([.I4:.I6])" office:value-type="float" office:value="0.980765003226639" calcext:value-type="float">
            <text:p>0.980765003226639</text:p>
          </table:table-cell>
          <table:table-cell table:style-name="ce2" table:formula="of:=AVERAGE([.J4:.J6])" office:value-type="float" office:value="0.125921761742887" calcext:value-type="float">
            <text:p>0.125921761742887</text:p>
          </table:table-cell>
          <table:table-cell table:style-name="ce2" table:formula="of:=AVERAGE([.K4:.K6])" office:value-type="float" office:value="0.781056779082825" calcext:value-type="float">
            <text:p>0.781056779082825</text:p>
          </table:table-cell>
          <table:table-cell table:style-name="ce4" table:formula="of:=AVERAGE([.L4:.L6])" office:value-type="float" office:value="0.0000126666666666625" calcext:value-type="float">
            <text:p>1.27E-05</text:p>
          </table:table-cell>
          <table:table-cell table:style-name="ce2" table:formula="of:=AVERAGE([.M4:.M6])" office:value-type="float" office:value="0.0020678763458138" calcext:value-type="float">
            <text:p>0.0020678763458138</text:p>
          </table:table-cell>
          <table:table-cell table:style-name="ce4" table:formula="of:=AVERAGE([.N4:.N6])" office:value-type="float" office:value="1.97215226305253E-031" calcext:value-type="float">
            <text:p>1.97E-31</text:p>
          </table:table-cell>
          <table:table-cell table:style-name="ce2" table:formula="of:=AVERAGE([.O4:.O6])" office:value-type="float" office:value="1" calcext:value-type="float">
            <text:p>1</text:p>
          </table:table-cell>
          <table:table-cell table:style-name="ce2" table:formula="of:=AVERAGE([.P4:.P6])" office:value-type="float" office:value="0.180533564948098" calcext:value-type="float">
            <text:p>0.180533564948098</text:p>
          </table:table-cell>
          <table:table-cell table:style-name="ce2" table:formula="of:=AVERAGE([.Q4:.Q6])" office:value-type="float" office:value="0.96295558600456" calcext:value-type="float">
            <text:p>0.96295558600456</text:p>
          </table:table-cell>
        </table:table-row>
        <table:table-row table:style-name="ro1">
          <table:table-cell office:value-type="string" calcext:value-type="string">
            <text:p>Fid %</text:p>
          </table:table-cell>
          <table:table-cell table:style-name="ce2"/>
          <table:table-cell table:style-name="ce2" table:formula="of:=100*(([.C7]-[.B7])/[.B7])" office:value-type="float" office:value="12.8291649621798" calcext:value-type="float">
            <text:p>12.8291649621798</text:p>
          </table:table-cell>
          <table:table-cell table:style-name="ce2"/>
          <table:table-cell table:style-name="ce2" table:formula="of:=100*(([.E7]-[.D7])/[.D7])" office:value-type="float" office:value="-1.49824012140058" calcext:value-type="float">
            <text:p>-1.49824012140058</text:p>
          </table:table-cell>
          <table:table-cell table:style-name="ce2"/>
          <table:table-cell table:style-name="ce2" table:formula="of:=100*(([.G7]-[.F7])/[.F7])" office:value-type="float" office:value="36.7270518723466" calcext:value-type="float">
            <text:p>36.7270518723466</text:p>
          </table:table-cell>
          <table:table-cell table:style-name="ce2"/>
          <table:table-cell table:style-name="ce2" table:formula="of:=100*(([.I7]-[.H7])/[.H7])" office:value-type="float" office:value="13.6300085985866" calcext:value-type="float">
            <text:p>13.6300085985866</text:p>
          </table:table-cell>
          <table:table-cell table:style-name="ce2"/>
          <table:table-cell table:style-name="ce2" table:formula="of:=100*(([.K7]-[.J7])/[.J7])" office:value-type="float" office:value="520.271483079808" calcext:value-type="float">
            <text:p>520.271483079808</text:p>
          </table:table-cell>
          <table:table-cell table:style-name="ce2"/>
          <table:table-cell table:style-name="ce2" table:formula="of:=100*(([.M7]-[.L7])/[.L7])" office:value-type="float" office:value="16225.3395722196" calcext:value-type="float">
            <text:p>16225.3395722196</text:p>
          </table:table-cell>
          <table:table-cell table:style-name="ce2"/>
          <table:table-cell table:style-name="ce2" table:formula="of:=100*(([.O7]-[.N7])/[.N7])" office:value-type="float" office:value="5.07060240091292E+032" calcext:value-type="float">
            <text:p>5.07060240091292E+032</text:p>
          </table:table-cell>
          <table:table-cell table:style-name="ce2"/>
          <table:table-cell table:style-name="ce2" table:formula="of:=100*(([.Q7]-[.P7])/[.P7])" office:value-type="float" office:value="433.39421191921" calcext:value-type="float">
            <text:p>433.39421191921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9" table:formula="of:=[.C7]/[.B7]" office:value-type="float" office:value="1.1282916496218" calcext:value-type="float">
            <text:p>1.1282916496218</text:p>
          </table:table-cell>
          <table:table-cell/>
          <table:table-cell table:style-name="ce10" table:formula="of:=[.E7]/[.D7]" office:value-type="float" office:value="0.985017598785995" calcext:value-type="float">
            <text:p>0.985017598785995</text:p>
          </table:table-cell>
          <table:table-cell/>
          <table:table-cell table:style-name="ce9" table:formula="of:=[.G7]/[.F7]" office:value-type="float" office:value="1.36727051872347" calcext:value-type="float">
            <text:p>1.36727051872347</text:p>
          </table:table-cell>
          <table:table-cell/>
          <table:table-cell table:style-name="ce9" table:formula="of:=[.I7]/[.H7]" office:value-type="float" office:value="1.13630008598587" calcext:value-type="float">
            <text:p>1.13630008598587</text:p>
          </table:table-cell>
          <table:table-cell/>
          <table:table-cell table:style-name="ce9" table:formula="of:=[.K7]/[.J7]" office:value-type="float" office:value="6.20271483079806" calcext:value-type="float">
            <text:p>6.20271483079806</text:p>
          </table:table-cell>
          <table:table-cell/>
          <table:table-cell table:style-name="ce9" table:formula="of:=[.M7]/[.L7]" office:value-type="float" office:value="163.253395722196" calcext:value-type="float">
            <text:p>163.253395722196</text:p>
          </table:table-cell>
          <table:table-cell table:number-columns-repeated="3"/>
          <table:table-cell table:style-name="ce9" table:formula="of:=[.Q7]/[.P7]" office:value-type="float" office:value="5.33394211919209" calcext:value-type="float">
            <text:p>5.33394211919209</text:p>
          </table:table-cell>
        </table:table-row>
        <table:table-row table:style-name="ro1">
          <table:table-cell table:number-columns-spanned="1" table:number-rows-spanned="3"/>
          <table:table-cell table:number-columns-repeated="16"/>
        </table:table-row>
        <table:table-row table:style-name="ro1">
          <table:covered-table-cell/>
          <table:table-cell/>
          <table:table-cell table:formula="of:=GEOMEAN([.C10];[.E10];[.G10];[.I10];[.K10];[.M10];[.Q10])" office:value-type="float" office:value="3.69063198665504" calcext:value-type="float">
            <text:p>3.69063198665504</text:p>
          </table:table-cell>
          <table:table-cell table:number-columns-repeated="14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number-columns-spanned="1" table:number-rows-spanned="3"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 table:number-rows-repeated="1048559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cnot_depth" table:style-name="ta1">
        <table:table-column table:style-name="co1" table:default-cell-style-name="Default"/>
        <table:table-column table:style-name="co1" table:number-columns-repeated="24" table:default-cell-style-name="ce1"/>
        <table:table-row table:style-name="ro1">
          <table:table-cell table:number-columns-repeated="25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Add_10_1_2_9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qft_6_2_2_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ghz_24_1_2_12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Hwe_10_1_2_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Sup_12_1_2_10</text:p>
          </table:table-cell>
          <table:covered-table-cell table:number-columns-repeated="2"/>
          <table:table-cell office:value-type="string" calcext:value-type="string" table:number-columns-spanned="3" table:number-rows-spanned="1">
            <text:p>Sup_20_1_2_10</text:p>
          </table:table-cell>
          <table:covered-table-cell table:number-columns-repeated="2"/>
          <table:table-cell office:value-type="string" calcext:value-type="string" table:number-columns-spanned="3" table:number-rows-spanned="1">
            <text:p>Sup_25_1_2_13</text:p>
          </table:table-cell>
          <table:covered-table-cell table:number-columns-repeated="2"/>
          <table:table-cell table:style-name="ce6" office:value-type="string" calcext:value-type="string" table:number-columns-spanned="3" table:number-rows-spanned="1">
            <text:p>Syc_12_2_2_10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t_input</text:p>
          </table:table-cell>
          <table:table-cell office:value-type="string" calcext:value-type="string">
            <text:p>t_cut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t_input</text:p>
          </table:table-cell>
          <table:table-cell office:value-type="string" calcext:value-type="string">
            <text:p>t_cut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t_input</text:p>
          </table:table-cell>
          <table:table-cell office:value-type="string" calcext:value-type="string">
            <text:p>t_cut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t_input</text:p>
          </table:table-cell>
          <table:table-cell office:value-type="string" calcext:value-type="string">
            <text:p>t_cut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t_input</text:p>
          </table:table-cell>
          <table:table-cell office:value-type="string" calcext:value-type="string">
            <text:p>t_cut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t_input</text:p>
          </table:table-cell>
          <table:table-cell office:value-type="string" calcext:value-type="string">
            <text:p>t_cut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t_input</text:p>
          </table:table-cell>
          <table:table-cell office:value-type="string" calcext:value-type="string">
            <text:p>t_cut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t_input</text:p>
          </table:table-cell>
          <table:table-cell office:value-type="string" calcext:value-type="string">
            <text:p>t_cut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 table:number-columns-spanned="1" table:number-rows-spanned="3">
            <text:p>CNOT</text:p>
          </table:table-cell>
          <table:table-cell office:value-type="float" office:value="69" calcext:value-type="float">
            <text:p>69</text:p>
          </table:table-cell>
          <table:table-cell office:value-type="float" office:value="117" calcext:value-type="float">
            <text:p>117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/>
          <table:table-cell office:value-type="float" office:value="69" calcext:value-type="float">
            <text:p>69</text:p>
          </table:table-cell>
          <table:table-cell office:value-type="float" office:value="120" calcext:value-type="float">
            <text:p>12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/>
          <table:table-cell office:value-type="float" office:value="69" calcext:value-type="float">
            <text:p>69</text:p>
          </table:table-cell>
          <table:table-cell office:value-type="float" office:value="117" calcext:value-type="float">
            <text:p>117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number-rows-repeated="2">
          <table:table-cell table:number-columns-repeated="25"/>
        </table:table-row>
        <table:table-row table:style-name="ro1">
          <table:table-cell office:value-type="string" calcext:value-type="string" table:number-columns-spanned="1" table:number-rows-spanned="4">
            <text:p>DEPTH</text:p>
          </table:table-cell>
          <table:table-cell office:value-type="float" office:value="97" calcext:value-type="float">
            <text:p>97</text:p>
          </table:table-cell>
          <table:table-cell office:value-type="float" office:value="186" calcext:value-type="float">
            <text:p>186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covered-table-cell/>
          <table:table-cell office:value-type="float" office:value="97" calcext:value-type="float">
            <text:p>97</text:p>
          </table:table-cell>
          <table:table-cell office:value-type="float" office:value="180" calcext:value-type="float">
            <text:p>180</text:p>
          </table:table-cell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covered-table-cell/>
          <table:table-cell office:value-type="float" office:value="97" calcext:value-type="float">
            <text:p>97</text:p>
          </table:table-cell>
          <table:table-cell office:value-type="float" office:value="186" calcext:value-type="float">
            <text:p>186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covered-table-cell/>
          <table:table-cell table:number-columns-repeated="24"/>
        </table:table-row>
        <table:table-row table:style-name="ro1" table:number-rows-repeated="1048562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5T22:46:53.623662996</meta:creation-date>
    <dc:date>2024-02-27T12:58:34.507079028</dc:date>
    <meta:editing-duration>PT1H19M27S</meta:editing-duration>
    <meta:editing-cycles>4</meta:editing-cycles>
    <meta:generator>LibreOffice/7.3.7.2$Linux_X86_64 LibreOffice_project/30$Build-2</meta:generator>
    <meta:document-statistic meta:table-count="2" meta:cell-count="285" meta:object-count="0"/>
  </office:meta>
</office:document-meta>
</file>